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B0000000BAD27F3F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uoc-sans" svg:font-family="uoc-sans,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3cm" fo:margin-right="1.3cm" fo:margin-top="0.199cm" fo:margin-bottom="0.199cm" fo:line-height="115%" fo:text-align="justify" style:justify-single-word="false" fo:text-indent="0cm" style:auto-text-indent="false"/>
      <style:text-properties fo:color="#000000" style:font-name="Arial" fo:font-size="12pt" fo:font-weight="bold" style:font-size-asian="12pt" style:font-weight-asian="bold" style:font-size-complex="12pt" style:font-weight-complex="bold"/>
    </style:style>
    <style:style style:name="P2" style:family="paragraph" style:parent-style-name="Standard">
      <style:paragraph-properties fo:margin-left="1.3cm" fo:margin-right="1.3cm" fo:margin-top="0.199cm" fo:margin-bottom="0.199cm" fo:line-height="115%" fo:text-align="justify" style:justify-single-word="false" fo:text-indent="0cm" style:auto-text-indent="false" fo:break-before="page"/>
      <style:text-properties fo:color="#000000" style:font-name="Arial" fo:font-size="12pt" fo:font-weight="bold" style:font-size-asian="12pt" style:font-weight-asian="bold" style:font-size-complex="12pt" style:font-weight-complex="bold"/>
    </style:style>
    <style:style style:name="P3" style:family="paragraph" style:parent-style-name="Standard" style:master-page-name="">
      <style:paragraph-properties fo:margin-left="1.3cm" fo:margin-right="1.3cm" fo:margin-top="0.199cm" fo:margin-bottom="0.199cm" fo:line-height="115%" fo:text-align="justify" style:justify-single-word="false" fo:text-indent="0cm" style:auto-text-indent="false" style:page-number="auto"/>
      <style:text-properties fo:color="#000000" style:font-name="Arial" fo:font-size="12pt" fo:font-weight="bold" style:font-size-asian="12pt" style:font-weight-asian="bold" style:font-size-complex="12pt" style:font-weight-complex="bold"/>
    </style:style>
    <style:style style:name="P4" style:family="paragraph" style:parent-style-name="Standard" style:list-style-name="L1">
      <style:paragraph-properties fo:margin-left="1.3cm" fo:margin-right="1.3cm" fo:margin-top="0.199cm" fo:margin-bottom="0.199cm" fo:line-height="115%" fo:text-align="justify" style:justify-single-word="false" fo:text-indent="-0.7cm" style:auto-text-indent="false"/>
      <style:text-properties fo:color="#000000" style:font-name="Arial" fo:font-size="12pt" fo:font-weight="bold" style:font-size-asian="12pt" style:font-weight-asian="bold" style:font-size-complex="12pt" style:font-weight-complex="bold"/>
    </style:style>
    <style:style style:name="P5" style:family="paragraph" style:parent-style-name="Standard" style:list-style-name="L1" style:master-page-name="">
      <style:paragraph-properties fo:margin-left="1.3cm" fo:margin-right="1.3cm" fo:margin-top="0.199cm" fo:margin-bottom="0.199cm" fo:line-height="115%" fo:text-align="justify" style:justify-single-word="false" fo:text-indent="-0.7cm" style:auto-text-indent="false" style:page-number="auto"/>
      <style:text-properties fo:color="#000000" style:font-name="Arial" fo:font-size="12pt" fo:font-weight="bold" style:font-size-asian="12pt" style:font-weight-asian="bold" style:font-size-complex="12pt" style:font-weight-complex="bold"/>
    </style:style>
    <style:style style:name="T1" style:family="text">
      <style:text-properties fo:font-variant="normal" fo:text-transform="none" fo:letter-spacing="normal" fo:font-style="normal"/>
    </style:style>
    <text:list-style style:name="L1">
      <text:list-level-style-image text:level="1"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isten diferentes tipos de aplicaciones en red:</text:p>
      <text:list xml:id="list8450790926921771278" text:style-name="L1">
        <text:list-item>
          <text:p text:style-name="P5">Aplicación web estática: <text:span text:style-name="T1">Es un tipo de aplicación que muestra muy poca información y está pensada para no generar e incluir nuevos contenidos. Suelen estar desarrolladas en HTML y CSS. No obstante, pueden incluir videos, banners y GIFS. Modificar el contenido de una web estática no es sencillo, ya que requiere que se descargue el código, modificarlo y volverlo a subir: no es práctico.</text:span></text:p>
        </text:list-item>
        <text:list-item>
          <text:p text:style-name="P4">Aplicación web dinámica: <text:span text:style-name="T1">Son mucho más complejas a nivel técnico que las anteriores. Utilizan bases de datos para cargar la información y los contenidos se van actualizando cada vez que el usuario accede a la web app. Suelen contar con un panel de administración (llamado CMS) desde el que se administra y se crean y publican los contenidos. Existen muchos lenguajes de programación para aplicaciones web dinámicas como por ejemplo PHP y ASP, que son los más populares porque permiten una buena estructuración del contenido. Es muy sencillo actualizar los contenidos y se pueden añadir foros, o bases de datos. También el diseño de la web se puede cambiar y retocar.</text:span></text:p>
        </text:list-item>
        <text:list-item>
          <text:p text:style-name="P4">E-commerce: <text:span text:style-name="T1">Es el tipo de aplicación web pensado para tiendas online. El desarrollo es más complejo al tener que crearse unas pasarelas de pago para tarjetas de crédito, PayPal, etc. Además de sincronizarse con la gestión de stocks y logística. Habrá que crear un panel de gestión donde se subirán los productos y se irán actualizando o eliminándose, y donde se gestionaran los pedidos y pagos.</text:span></text:p>
        </text:list-item>
        <text:list-item>
          <text:p text:style-name="P4">Portal web app: <text:span text:style-name="T1">Con el término portal, nos referimos a un tipo de aplicación en el que la página principal permite el acceso a diversos apartados, categorías o secciones.</text:span></text:p>
        </text:list-item>
        <text:list-item>
          <text:p text:style-name="P4">Aplicación web animada: <text:span text:style-name="T1">Son aplicaciones web creadas con la tecnología Flash. Esta tipología de programación permite crear y presentar contenidos con efectos animados. Es una tecnología muy atractiva para desarrolladores y diseñadores. El problema que tienen las webs animadas es que no son útiles para mejorar el posicionamiento ni para optimizar el SEO; los buscadores no pueden leer correctamente las informaciones.</text:span></text:p>
        </text:list-item>
        <text:list-item>
          <text:p text:style-name="P4">Aplicación web con "Gestor de Contenidos": <text:span text:style-name="T1">Perfecta para proyectos que necesitan actualizar su contenido constantemente. Tienen un gestor de contenidos (CMS) a través del cual el administrador y los editores pueden ir añadiendo los contenidos, realizando los cambios y actualizaciones, etc. Muchas empresas han optado por este tipo de aplicaciones web, por la facilidad de publicar contenidos.</text:span></text:p>
        </text:list-item>
      </text:list>
      <text:p text:style-name="P2">Un servidor es una aplicación que ofrece un servicio a usuarios de Internet. Un cliente es el que pide ese servicio. Una aplicación consta de una parte de servidor y una de cliente, que se pueden ejecutar en el mismo o en diferentes sistemas.</text:p>
      <text:p text:style-name="P1">Los usuarios invocan la parte cliente de la aplicación, que construye una solicitud para ese servicio y se la envía al servidor de la aplicación que usa TCP/IP como transporte.</text:p>
      <text:p text:style-name="P1">El servidor es un programa que recibe una solicitud, realiza el servicio requerido y devuelve los resultados en forma de una respuesta. Generalmente un servidor puede tratar múltiples peticiones al mismo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uoc-sans" svg:font-family="uoc-sans, 'Helvetica Neue',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53S</meta:editing-duration>
    <meta:editing-cycles>6</meta:editing-cycles>
    <meta:generator>OpenOffice/4.1.13$Win32 OpenOffice.org_project/4113m1$Build-9810</meta:generator>
    <dc:date>2022-12-19T23:31:21.67</dc:date>
    <dc:creator>Miguel Ángel Chaves Rodríguez</dc:creator>
    <meta:document-statistic meta:table-count="0" meta:image-count="0" meta:object-count="0" meta:page-count="2" meta:paragraph-count="10" meta:word-count="507" meta:character-count="3111"/>
    <meta:user-defined meta:name="Info 1"/>
    <meta:user-defined meta:name="Info 2"/>
    <meta:user-defined meta:name="Info 3"/>
    <meta:user-defined meta:name="Info 4"/>
  </office:meta>
</office:document-meta>
</file>